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</office:automatic-styles>
  <office:body>
    <office:spreadsheet>
      <table:table table:name="BKung8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table:number-columns-repeated="6"/>
          <table:table-cell table:style-name="Default"/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2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9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0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348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a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3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3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01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0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b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cout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4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gnd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22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0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81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0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9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1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77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1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49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1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0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1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2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4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2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73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2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9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2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2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3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5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3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37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3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48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3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1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4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76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4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38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4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83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4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52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3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5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02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5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61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5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3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5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7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6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6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6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4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6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34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6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73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7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8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7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72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7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23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8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2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8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67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8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1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4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9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5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19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764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3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2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0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2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2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2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45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3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5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3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87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3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89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3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240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4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466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4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23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5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25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5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0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5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819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5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5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93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6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88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6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793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6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41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6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57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7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080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7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16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7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17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8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5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8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473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8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1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89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671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9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33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9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95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net@98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960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0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08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1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199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2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33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3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352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4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36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5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26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6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13.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sum7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243.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'vdd'</text:p>
          </table:table-cell>
          <table:table-cell office:value-type="string">
            <text:p>has</text:p>
          </table:table-cell>
          <table:table-cell office:value-type="string">
            <text:p>wire</text:p>
          </table:table-cell>
          <table:table-cell office:value-type="string">
            <text:p>length</text:p>
          </table:table-cell>
          <table:table-cell office:value-type="string">
            <text:p>6812.0</text:p>
          </table:table-cell>
        </table:table-row>
        <table:table-row table:style-name="ro1">
          <table:table-cell table:number-columns-repeated="6"/>
          <table:table-cell table:formula="of:=SUM([.G2:.G93])" office:value-type="float" office:value="0">
            <text:p>0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08T22:26:51</meta:creation-date>
    <dc:date>2014-10-08T22:31:21</dc:date>
    <dc:creator>lean </dc:creator>
    <meta:editing-duration>P0D</meta:editing-duration>
    <meta:editing-cycles>1</meta:editing-cycles>
    <meta:document-statistic meta:table-count="3" meta:cell-count="645" meta:object-count="0"/>
    <meta:generator>LibreOffice/3.5$Linux_x86 LibreOffice_project/350m1$Build-2</meta:generator>
  </office:meta>
</office:document-meta>
</file>